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svg:font-family="Times"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Ubuntu" svg:font-family="Ubuntu" style:font-pitch="variable"/>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ubtitle">
      <style:text-properties style:font-name="Ubuntu" officeooo:rsid="00122fd4" officeooo:paragraph-rsid="00122fd4"/>
    </style:style>
    <style:style style:name="P3" style:family="paragraph" style:parent-style-name="Title">
      <style:text-properties style:font-name="Ubuntu" officeooo:rsid="00122fd4" officeooo:paragraph-rsid="00122fd4"/>
    </style:style>
    <style:style style:name="P4" style:family="paragraph" style:parent-style-name="Text_20_body">
      <style:text-properties style:font-name="Ubuntu" officeooo:rsid="00122fd4" officeooo:paragraph-rsid="00122fd4"/>
    </style:style>
    <style:style style:name="P5" style:family="paragraph" style:parent-style-name="Contents_20_Heading">
      <style:text-properties style:font-name="Times New Roman" officeooo:paragraph-rsid="00122fd4"/>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Text_20_body">
      <style:paragraph-properties fo:line-height="150%" fo:text-align="justify" style:justify-single-word="false"/>
      <style:text-properties style:font-name="Times New Roman1" officeooo:rsid="0033ac19" officeooo:paragraph-rsid="0033ac19"/>
    </style:style>
    <style:style style:name="P12" style:family="paragraph" style:parent-style-name="Text_20_body">
      <style:paragraph-properties fo:line-height="150%" fo:text-align="justify" style:justify-single-word="false"/>
      <style:text-properties style:font-name="Times New Roman1" officeooo:rsid="003a2f2d" officeooo:paragraph-rsid="003a2f2d"/>
    </style:style>
    <style:style style:name="P13" style:family="paragraph" style:parent-style-name="Text_20_body">
      <style:paragraph-properties fo:line-height="150%" fo:text-align="justify" style:justify-single-word="false"/>
      <style:text-properties style:font-name="Times New Roman1" officeooo:rsid="001d37f0" officeooo:paragraph-rsid="001eb771"/>
    </style:style>
    <style:style style:name="P14" style:family="paragraph" style:parent-style-name="Text_20_body">
      <style:paragraph-properties fo:line-height="150%" fo:text-align="justify" style:justify-single-word="false"/>
      <style:text-properties style:font-name="Times New Roman1" officeooo:rsid="001d3919" officeooo:paragraph-rsid="001eb771"/>
    </style:style>
    <style:style style:name="P15" style:family="paragraph" style:parent-style-name="Text_20_body">
      <style:paragraph-properties fo:line-height="150%" fo:text-align="justify" style:justify-single-word="false"/>
      <style:text-properties style:font-name="Times New Roman1" officeooo:rsid="001ff045" officeooo:paragraph-rsid="0023081e"/>
    </style:style>
    <style:style style:name="P16" style:family="paragraph" style:parent-style-name="Text_20_body">
      <style:paragraph-properties fo:line-height="150%" fo:text-align="justify" style:justify-single-word="false" style:writing-mode="lr-tb"/>
      <style:text-properties style:font-name="Times New Roman1" officeooo:rsid="001ff045" officeooo:paragraph-rsid="0023081e"/>
    </style:style>
    <style:style style:name="P17" style:family="paragraph" style:parent-style-name="Text_20_body">
      <style:paragraph-properties fo:line-height="150%" fo:text-align="justify" style:justify-single-word="false"/>
      <style:text-properties style:font-name="Times New Roman1" officeooo:rsid="0019c764" officeooo:paragraph-rsid="0019c764"/>
    </style:style>
    <style:style style:name="P18" style:family="paragraph" style:parent-style-name="Text_20_body">
      <style:paragraph-properties fo:line-height="150%"/>
      <style:text-properties style:font-name="Times New Roman1" officeooo:rsid="0019c764" officeooo:paragraph-rsid="0019c764"/>
    </style:style>
    <style:style style:name="P19" style:family="paragraph" style:parent-style-name="Text_20_body">
      <style:paragraph-properties fo:line-height="150%" fo:text-align="justify" style:justify-single-word="false"/>
      <style:text-properties style:font-name="Times New Roman1" officeooo:rsid="00197a5f" officeooo:paragraph-rsid="00197a5f"/>
    </style:style>
    <style:style style:name="P20" style:family="paragraph" style:parent-style-name="Text_20_body">
      <style:paragraph-properties fo:line-height="150%" fo:text-align="justify" style:justify-single-word="false"/>
      <style:text-properties style:font-name="Times New Roman1" officeooo:rsid="003d3419" officeooo:paragraph-rsid="003d3419"/>
    </style:style>
    <style:style style:name="P21" style:family="paragraph" style:parent-style-name="Text_20_body">
      <style:paragraph-properties fo:line-height="150%" fo:text-align="justify" style:justify-single-word="false"/>
      <style:text-properties style:font-name="Times New Roman1" officeooo:rsid="0034988a" officeooo:paragraph-rsid="0034988a"/>
    </style:style>
    <style:style style:name="P22" style:family="paragraph" style:parent-style-name="Text_20_body">
      <style:paragraph-properties fo:line-height="150%" fo:text-align="justify" style:justify-single-word="false"/>
      <style:text-properties style:font-name="Times New Roman1" officeooo:rsid="0029af7a" officeooo:paragraph-rsid="0029af7a"/>
    </style:style>
    <style:style style:name="P23" style:family="paragraph" style:parent-style-name="Text_20_body">
      <style:paragraph-properties fo:margin-left="0cm" fo:margin-right="0cm" fo:line-height="150%" fo:text-align="justify" style:justify-single-word="false" fo:text-indent="0cm" style:auto-text-indent="false"/>
      <style:text-properties style:font-name="Times New Roman1" officeooo:rsid="002d3600" officeooo:paragraph-rsid="002d3600"/>
    </style:style>
    <style:style style:name="P24" style:family="paragraph" style:parent-style-name="Text_20_body">
      <style:paragraph-properties fo:line-height="150%" fo:text-align="justify" style:justify-single-word="false"/>
      <style:text-properties style:font-name="Times New Roman1" officeooo:rsid="002d3600" officeooo:paragraph-rsid="002d3600"/>
    </style:style>
    <style:style style:name="P25" style:family="paragraph" style:parent-style-name="Text_20_body">
      <style:paragraph-properties fo:line-height="150%" fo:text-align="justify" style:justify-single-word="false"/>
      <style:text-properties style:font-name="Times New Roman1" officeooo:rsid="003675c5" officeooo:paragraph-rsid="003675c5"/>
    </style:style>
    <style:style style:name="P26" style:family="paragraph" style:parent-style-name="Text_20_body">
      <style:paragraph-properties fo:line-height="150%" fo:text-align="justify" style:justify-single-word="false"/>
      <style:text-properties style:font-name="Times New Roman1" officeooo:rsid="003758fc" officeooo:paragraph-rsid="003758fc"/>
    </style:style>
    <style:style style:name="P27" style:family="paragraph" style:parent-style-name="Text_20_body">
      <style:paragraph-properties fo:line-height="150%" fo:text-align="justify" style:justify-single-word="false"/>
      <style:text-properties style:font-name="Times New Roman1" officeooo:rsid="00440631" officeooo:paragraph-rsid="00440631"/>
    </style:style>
    <style:style style:name="P28" style:family="paragraph" style:parent-style-name="Text_20_body">
      <style:paragraph-properties fo:line-height="150%" fo:text-align="justify" style:justify-single-word="false"/>
      <style:text-properties style:font-name="Times New Roman1" officeooo:rsid="0045ca4e" officeooo:paragraph-rsid="0045ca4e"/>
    </style:style>
    <style:style style:name="P29" style:family="paragraph" style:parent-style-name="Text_20_body">
      <style:paragraph-properties fo:line-height="150%" fo:text-align="justify" style:justify-single-word="false"/>
      <style:text-properties style:font-name="Times New Roman1" officeooo:rsid="004786e5" officeooo:paragraph-rsid="004786e5"/>
    </style:style>
    <style:style style:name="P30" style:family="paragraph" style:parent-style-name="Text_20_body">
      <style:paragraph-properties fo:line-height="150%" fo:text-align="justify" style:justify-single-word="false"/>
      <style:text-properties style:font-name="Times New Roman1" officeooo:rsid="001eb771" officeooo:paragraph-rsid="001eb771"/>
    </style:style>
    <style:style style:name="P31" style:family="paragraph" style:parent-style-name="Text_20_body">
      <style:paragraph-properties fo:line-height="150%" fo:text-align="justify" style:justify-single-word="false"/>
      <style:text-properties fo:font-variant="normal" fo:text-transform="none" style:font-name="Times New Roman1" fo:font-style="normal" officeooo:rsid="004786e5" officeooo:paragraph-rsid="004786e5" style:font-style-asian="normal" style:font-style-complex="normal"/>
    </style:style>
    <style:style style:name="P32" style:family="paragraph" style:parent-style-name="Text_20_body">
      <style:paragraph-properties fo:line-height="150%" fo:text-align="justify" style:justify-single-word="false"/>
      <style:text-properties style:font-name="Times New Roman1" officeooo:rsid="00179683" officeooo:paragraph-rsid="00179683"/>
    </style:style>
    <style:style style:name="P33" style:family="paragraph" style:parent-style-name="Heading_20_1" style:list-style-name="">
      <style:text-properties style:font-name="Ubuntu" officeooo:rsid="001bbe46" officeooo:paragraph-rsid="00122fd4"/>
    </style:style>
    <style:style style:name="P34" style:family="paragraph" style:parent-style-name="Heading_20_1">
      <style:paragraph-properties fo:break-before="page"/>
      <style:text-properties style:font-name="Times New Roman1" officeooo:rsid="001cb2ae" officeooo:paragraph-rsid="00122fd4"/>
    </style:style>
    <style:style style:name="P35" style:family="paragraph" style:parent-style-name="Heading_20_1" style:list-style-name="">
      <style:text-properties style:font-name="Times New Roman1" officeooo:rsid="001cb2ae" officeooo:paragraph-rsid="00122fd4"/>
    </style:style>
    <style:style style:name="P36" style:family="paragraph" style:parent-style-name="Heading_20_1" style:list-style-name="">
      <style:text-properties style:font-name="Times New Roman1" officeooo:rsid="0033ac19" officeooo:paragraph-rsid="0033ac19"/>
    </style:style>
    <style:style style:name="P37" style:family="paragraph" style:parent-style-name="Heading_20_1">
      <style:paragraph-properties fo:break-before="page"/>
      <style:text-properties style:font-name="Times New Roman1" officeooo:rsid="0033ac19" officeooo:paragraph-rsid="0033ac19"/>
    </style:style>
    <style:style style:name="P38" style:family="paragraph" style:parent-style-name="Heading_20_1">
      <style:paragraph-properties fo:break-before="page"/>
      <style:text-properties style:font-name="Times New Roman1" officeooo:rsid="001bbe46" officeooo:paragraph-rsid="00122fd4"/>
    </style:style>
    <style:style style:name="P39" style:family="paragraph" style:parent-style-name="Heading_20_2">
      <style:text-properties style:font-name="Times New Roman1" officeooo:rsid="001bbe46" officeooo:paragraph-rsid="00122fd4"/>
    </style:style>
    <style:style style:name="P40" style:family="paragraph" style:parent-style-name="Heading_20_2">
      <style:text-properties style:font-name="Times New Roman1" officeooo:rsid="001cfc14" officeooo:paragraph-rsid="00122fd4"/>
    </style:style>
    <style:style style:name="P41" style:family="paragraph" style:parent-style-name="Heading_20_2">
      <style:text-properties style:font-name="Times New Roman1" officeooo:rsid="001e8e77" officeooo:paragraph-rsid="00122fd4"/>
    </style:style>
    <style:style style:name="P42" style:family="paragraph" style:parent-style-name="Heading_20_2">
      <style:text-properties style:font-name="Times New Roman1" officeooo:rsid="00122fd4" officeooo:paragraph-rsid="00122fd4"/>
    </style:style>
    <style:style style:name="P43" style:family="paragraph" style:parent-style-name="Heading_20_2">
      <style:text-properties style:font-name="Times New Roman1" officeooo:rsid="0033ac19" officeooo:paragraph-rsid="0033ac19"/>
    </style:style>
    <style:style style:name="P44" style:family="paragraph" style:parent-style-name="Heading_20_2">
      <style:text-properties style:font-name="Times New Roman1" officeooo:rsid="003a2f2d" officeooo:paragraph-rsid="003a2f2d"/>
    </style:style>
    <style:style style:name="P45" style:family="paragraph" style:parent-style-name="Heading_20_2">
      <style:text-properties style:font-name="Times New Roman1" officeooo:rsid="00436315" officeooo:paragraph-rsid="00436315"/>
    </style:style>
    <style:style style:name="P46" style:family="paragraph" style:parent-style-name="Heading_20_3">
      <style:text-properties style:font-name="Times New Roman1" officeooo:rsid="001cfc14" officeooo:paragraph-rsid="00122fd4"/>
    </style:style>
    <style:style style:name="P47" style:family="paragraph" style:parent-style-name="Heading_20_3">
      <style:text-properties style:font-name="Times New Roman1" officeooo:paragraph-rsid="00122fd4"/>
    </style:style>
    <style:style style:name="P48" style:family="paragraph" style:parent-style-name="Heading_20_3">
      <style:text-properties style:font-name="Times New Roman1" officeooo:rsid="001e8e77" officeooo:paragraph-rsid="00122fd4"/>
    </style:style>
    <style:style style:name="P49" style:family="paragraph" style:parent-style-name="Heading_20_3">
      <style:text-properties style:font-name="Times New Roman1" officeooo:rsid="001d37f0" officeooo:paragraph-rsid="001d37f0"/>
    </style:style>
    <style:style style:name="P50" style:family="paragraph" style:parent-style-name="Heading_20_4">
      <style:text-properties style:font-name="Times New Roman1" officeooo:rsid="001d3919" officeooo:paragraph-rsid="001eb771"/>
    </style:style>
    <style:style style:name="P51" style:family="paragraph" style:parent-style-name="Heading_20_4">
      <style:text-properties style:font-name="Times New Roman1" officeooo:paragraph-rsid="001eb771"/>
    </style:style>
    <style:style style:name="T1" style:family="text">
      <style:text-properties officeooo:rsid="001cfc14"/>
    </style:style>
    <style:style style:name="T2" style:family="text">
      <style:text-properties officeooo:rsid="00122fd4"/>
    </style:style>
    <style:style style:name="T3" style:family="text">
      <style:text-properties officeooo:rsid="00179683"/>
    </style:style>
    <style:style style:name="T4" style:family="text">
      <style:text-properties officeooo:rsid="00197a5f"/>
    </style:style>
    <style:style style:name="T5" style:family="text">
      <style:text-properties officeooo:rsid="0019c764"/>
    </style:style>
    <style:style style:name="T6" style:family="text">
      <style:text-properties officeooo:rsid="001eb771"/>
    </style:style>
    <style:style style:name="T7" style:family="text">
      <style:text-properties officeooo:rsid="001ff045"/>
    </style:style>
    <style:style style:name="T8" style:family="text">
      <style:text-properties officeooo:rsid="0024a7b6"/>
    </style:style>
    <style:style style:name="T9" style:family="text">
      <style:text-properties officeooo:rsid="002b68ca"/>
    </style:style>
    <style:style style:name="T10" style:family="text">
      <style:text-properties officeooo:rsid="002d3600"/>
    </style:style>
    <style:style style:name="T11" style:family="text">
      <style:text-properties officeooo:rsid="0034988a"/>
    </style:style>
    <style:style style:name="T12" style:family="text">
      <style:text-properties officeooo:rsid="003675c5"/>
    </style:style>
    <style:style style:name="T13" style:family="text">
      <style:text-properties officeooo:rsid="003758fc"/>
    </style:style>
    <style:style style:name="T14" style:family="text">
      <style:text-properties officeooo:rsid="003d3419"/>
    </style:style>
    <style:style style:name="T15" style:family="text">
      <style:text-properties officeooo:rsid="003fe3d0"/>
    </style:style>
    <style:style style:name="T16" style:family="text">
      <style:text-properties officeooo:rsid="004123f7"/>
    </style:style>
    <style:style style:name="T17" style:family="text">
      <style:text-properties officeooo:rsid="0042dce2"/>
    </style:style>
    <style:style style:name="T18" style:family="text">
      <style:text-properties officeooo:rsid="00440631"/>
    </style:style>
    <style:style style:name="T19" style:family="text">
      <style:text-properties fo:font-variant="small-caps" fo:font-style="italic" style:font-style-asian="italic" style:font-style-complex="italic"/>
    </style:style>
    <style:style style:name="T20" style:family="text">
      <style:text-properties fo:font-variant="normal" fo:text-transform="none" fo:font-style="italic" style:font-style-asian="italic" style:font-style-complex="italic"/>
    </style:style>
    <style:style style:name="T21" style:family="text">
      <style:text-properties fo:font-variant="normal" fo:text-transform="none" fo:font-style="italic" officeooo:rsid="0045ca4e" style:font-style-asian="italic" style:font-style-complex="italic"/>
    </style:style>
    <style:style style:name="T22" style:family="text">
      <style:text-properties fo:font-variant="normal" fo:text-transform="none" fo:font-style="normal" style:font-style-asian="normal" style:font-style-complex="normal"/>
    </style:style>
    <style:style style:name="T23" style:family="text">
      <style:text-properties fo:font-variant="normal" fo:text-transform="none" fo:font-style="normal" officeooo:rsid="0045ca4e" style:font-style-asian="normal" style:font-style-complex="normal"/>
    </style:style>
    <style:style style:name="T24" style:family="text">
      <style:text-properties fo:font-variant="normal" fo:text-transform="none" fo:font-style="normal" officeooo:rsid="0047166d" style:font-style-asian="normal" style:font-style-complex="normal"/>
    </style:style>
    <style:style style:name="T25" style:family="text">
      <style:text-properties fo:font-variant="normal" fo:text-transform="none" fo:font-style="normal" officeooo:rsid="004786e5" style:font-style-asian="normal" style:font-style-complex="normal"/>
    </style:style>
    <style:style style:name="T26" style:family="text">
      <style:text-properties fo:font-variant="normal" fo:text-transform="none" fo:font-style="normal" officeooo:rsid="00488620" style:font-style-asian="normal" style:font-style-complex="normal"/>
    </style:style>
    <style:style style:name="T27" style:family="text">
      <style:text-properties officeooo:rsid="004786e5"/>
    </style:style>
    <style:style style:name="T28" style:family="text">
      <style:text-properties officeooo:rsid="001cb2ae"/>
    </style:style>
    <style:style style:name="T29" style:family="text">
      <style:text-properties officeooo:rsid="001e8e77"/>
    </style:style>
    <style:style style:name="T30" style:family="text">
      <style:text-properties officeooo:rsid="002ded1b"/>
    </style:style>
    <style:style style:name="T31" style:family="text">
      <style:text-properties officeooo:rsid="002fa054"/>
    </style:style>
    <style:style style:name="T32" style:family="text">
      <style:text-properties officeooo:rsid="00384af7"/>
    </style:style>
    <style:style style:name="T33" style:family="text">
      <style:text-properties officeooo:rsid="003a2f2d"/>
    </style:style>
    <style:style style:name="T34" style:family="text">
      <style:text-properties officeooo:rsid="003b51db"/>
    </style:style>
    <style:style style:name="T35" style:family="text">
      <style:text-properties officeooo:rsid="003d02ac"/>
    </style:style>
    <style:style style:name="T36" style:family="text">
      <style:text-properties officeooo:rsid="001d37f0"/>
    </style:style>
    <style:style style:name="T37" style:family="text">
      <style:text-properties officeooo:rsid="001d3919"/>
    </style:style>
    <style:style style:name="T38" style:family="text">
      <style:text-properties officeooo:rsid="0020cfd4"/>
    </style:style>
    <style:style style:name="T39" style:family="text">
      <style:text-properties officeooo:rsid="0021e7f5"/>
    </style:style>
    <style:style style:name="T40" style:family="text">
      <style:text-properties officeooo:rsid="0023081e"/>
    </style:style>
    <style:style style:name="T41" style:family="text">
      <style:text-properties officeooo:rsid="00286a4e"/>
    </style:style>
    <style:style style:name="T42" style:family="text">
      <style:text-properties officeooo:rsid="0029af7a"/>
    </style:style>
    <style:style style:name="T43" style:family="text">
      <style:text-properties officeooo:rsid="001f11e1"/>
    </style:style>
    <style:style style:name="T44" style:family="text">
      <style:text-properties officeooo:rsid="0027937f"/>
    </style:style>
    <style:style style:name="T45" style:family="text">
      <style:text-properties officeooo:rsid="0032af8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ossplatform-<text:span text:style-name="T11">E</text:span>ntwicklung am Beispiel von Googles Framework Flutter</text:p>
      <text:p text:style-name="P2"><text:span text:style-name="T4">Ist Flutter n</text:span><text:span text:style-name="T6">ü</text:span><text:span text:style-name="T4">tzlich zum Cross-Plattform entwickel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Inhaltsverzeichnis</text:p>
          </text:index-title>
          <text:p text:style-name="P6"><text:a xlink:type="simple" xlink:href="#__RefHeading___Toc105_3817189541" text:style-name="Index_20_Link" text:visited-style-name="Index_20_Link">1. a Einleitung<text:tab/>3</text:a></text:p>
          <text:p text:style-name="P7"><text:a xlink:type="simple" xlink:href="#__RefHeading___Toc107_3817189541" text:style-name="Index_20_Link" text:visited-style-name="Index_20_Link">1.1 x Einführung Softwareentwicklung<text:tab/>3</text:a></text:p>
          <text:p text:style-name="P7"><text:a xlink:type="simple" xlink:href="#__RefHeading___Toc109_3817189541" text:style-name="Index_20_Link" text:visited-style-name="Index_20_Link">1.2 x Möglichkeiten zur Softwareentwicklung<text:tab/>3</text:a></text:p>
          <text:p text:style-name="P7"><text:a xlink:type="simple" xlink:href="#__RefHeading___Toc115_3817189541" text:style-name="Index_20_Link" text:visited-style-name="Index_20_Link">1.3 x Genauere Vorstellung von Cross-Plattform<text:tab/>3</text:a></text:p>
          <text:p text:style-name="P8"><text:a xlink:type="simple" xlink:href="#__RefHeading___Toc117_3817189541" text:style-name="Index_20_Link" text:visited-style-name="Index_20_Link">1.31 a Was ist Flutter<text:tab/>3</text:a></text:p>
          <text:p text:style-name="P7"><text:a xlink:type="simple" xlink:href="#__RefHeading___Toc119_3817189541" text:style-name="Index_20_Link" text:visited-style-name="Index_20_Link">1.4 a Wie will ich die Fragestellung umsetzen<text:tab/>3</text:a></text:p>
          <text:p text:style-name="P7"><text:a xlink:type="simple" xlink:href="#__RefHeading___Toc121_3817189541" text:style-name="Index_20_Link" text:visited-style-name="Index_20_Link">1.5 a Was ist (die Motivation / )das Ziel<text:tab/>3</text:a></text:p>
          <text:p text:style-name="P6"><text:a xlink:type="simple" xlink:href="#__RefHeading___Toc111_3817189541" text:style-name="Index_20_Link" text:visited-style-name="Index_20_Link">2. a Hauptteil<text:tab/>5</text:a></text:p>
          <text:p text:style-name="P7"><text:a xlink:type="simple" xlink:href="#__RefHeading___Toc215_2607690697" text:style-name="Index_20_Link" text:visited-style-name="Index_20_Link">2.1 a Vorstellung des Projektes<text:tab/>5</text:a></text:p>
          <text:p text:style-name="P7"><text:a xlink:type="simple" xlink:href="#__RefHeading___Toc217_2607690697" text:style-name="Index_20_Link" text:visited-style-name="Index_20_Link">2.2 a Ziel des Projekts<text:tab/>5</text:a></text:p>
          <text:p text:style-name="P7"><text:a xlink:type="simple" xlink:href="#__RefHeading___Toc219_2607690697" text:style-name="Index_20_Link" text:visited-style-name="Index_20_Link">2.3 a Mögliche Probleme<text:tab/>5</text:a></text:p>
          <text:p text:style-name="P7"><text:a xlink:type="simple" xlink:href="#__RefHeading___Toc221_2607690697" text:style-name="Index_20_Link" text:visited-style-name="Index_20_Link">2.4 a Umsetzung<text:tab/>6</text:a></text:p>
          <text:p text:style-name="P8"><text:a xlink:type="simple" xlink:href="#__RefHeading___Toc223_2607690697" text:style-name="Index_20_Link" text:visited-style-name="Index_20_Link">2.4.1 a Planung<text:tab/>6</text:a></text:p>
          <text:p text:style-name="P8"><text:a xlink:type="simple" xlink:href="#__RefHeading___Toc227_2607690697" text:style-name="Index_20_Link" text:visited-style-name="Index_20_Link">2.4.2 a Implementierung<text:tab/>7</text:a></text:p>
          <text:p text:style-name="P8"><text:a xlink:type="simple" xlink:href="#__RefHeading___Toc285_3871415372" text:style-name="Index_20_Link" text:visited-style-name="Index_20_Link">2.4.3 a Probleme<text:tab/>7</text:a></text:p>
          <text:p text:style-name="P9"><text:a xlink:type="simple" xlink:href="#__RefHeading___Toc308_4244886861" text:style-name="Index_20_Link" text:visited-style-name="Index_20_Link">2.4.3.1 a Gelöste Probleme<text:tab/>8</text:a></text:p>
          <text:p text:style-name="P9"><text:a xlink:type="simple" xlink:href="#__RefHeading___Toc310_4244886861" text:style-name="Index_20_Link" text:visited-style-name="Index_20_Link">2.4.3.2 a Ungelöste Probleme<text:tab/>8</text:a></text:p>
          <text:p text:style-name="P8"><text:a xlink:type="simple" xlink:href="#__RefHeading___Toc229_2607690697" text:style-name="Index_20_Link" text:visited-style-name="Index_20_Link">2.4.4 x Testen<text:tab/>9</text:a></text:p>
          <text:p text:style-name="P6"><text:a xlink:type="simple" xlink:href="#__RefHeading___Toc113_3817189541" text:style-name="Index_20_Link" text:visited-style-name="Index_20_Link">3. x Schluss<text:tab/>10</text:a></text:p>
          <text:p text:style-name="P7"><text:a xlink:type="simple" xlink:href="#__RefHeading___Toc231_2607690697" text:style-name="Index_20_Link" text:visited-style-name="Index_20_Link">3.1 x War Flutter für mein Projekt sinnvoll<text:tab/>10</text:a></text:p>
          <text:p text:style-name="P7"><text:a xlink:type="simple" xlink:href="#__RefHeading___Toc233_2607690697" text:style-name="Index_20_Link" text:visited-style-name="Index_20_Link">3.2 x Ist Flutter generell sinnvoll<text:tab/>10</text:a></text:p>
          <text:p text:style-name="P6"><text:a xlink:type="simple" xlink:href="#__RefHeading___Toc435_378655537" text:style-name="Index_20_Link" text:visited-style-name="Index_20_Link">4. x Anhang<text:tab/>11</text:a></text:p>
          <text:p text:style-name="P7"><text:a xlink:type="simple" xlink:href="#__RefHeading___Toc437_378655537" text:style-name="Index_20_Link" text:visited-style-name="Index_20_Link">4.1 a Anleitung zum Ausprobieren der App<text:tab/>11</text:a></text:p>
          <text:p text:style-name="P7"><text:a xlink:type="simple" xlink:href="#__RefHeading___Toc499_539073603" text:style-name="Index_20_Link" text:visited-style-name="Index_20_Link">4.2 x Literaturverzeichnis<text:tab/>11</text:a></text:p>
        </text:index-body>
      </text:table-of-content>
      <text:p text:style-name="P5"/>
      <text:p text:style-name="P4">a = angefangen</text:p>
      <text:p text:style-name="P4">x = noch nichts</text:p>
      <text:h text:style-name="P33" text:outline-level="1"/>
      <text:h text:style-name="P38" text:outline-level="1"><text:bookmark-start text:name="__RefHeading___Toc105_3817189541"/>1. <text:span text:style-name="T3">a</text:span><text:span text:style-name="T2"> </text:span>Einleitung <text:bookmark-end text:name="__RefHeading___Toc105_3817189541"/></text:h>
      <text:p text:style-name="P32">App-Entwicklung ist in Zeiten des immer noch steigenden Softwaremarktes stark gefragt. Um diese Nachfrage zu befriedigen gibt es immer effizientere Modelle zur Software-Entwicklung. Eines davon ist die Cross-Plattform-Entwicklung, um die es in dieser Facharbeit geht.</text:p>
      <text:h text:style-name="P39" text:outline-level="2"><text:bookmark-start text:name="__RefHeading___Toc107_3817189541"/>1.1 <text:span text:style-name="T2">x </text:span><text:span text:style-name="T1">Einführung Softwareentwicklung</text:span><text:bookmark-end text:name="__RefHeading___Toc107_3817189541"/></text:h>
      <text:h text:style-name="P39" text:outline-level="2"><text:bookmark-start text:name="__RefHeading___Toc109_3817189541"/>1.2 <text:span text:style-name="T2">x </text:span><text:span text:style-name="T1">Möglichkeiten zur Softwareentwicklung</text:span><text:bookmark-end text:name="__RefHeading___Toc109_3817189541"/></text:h>
      <text:h text:style-name="P40" text:outline-level="2"><text:bookmark-start text:name="__RefHeading___Toc115_3817189541"/>1.3 <text:span text:style-name="T2">x </text:span>Genauere Vorstellung von Cross-Plattform<text:bookmark-end text:name="__RefHeading___Toc115_3817189541"/></text:h>
      <text:h text:style-name="P46" text:outline-level="3"><text:bookmark-start text:name="__RefHeading___Toc117_3817189541"/>1.31 <text:span text:style-name="T5">a</text:span><text:span text:style-name="T2"> </text:span>Was ist Flutter<text:bookmark-end text:name="__RefHeading___Toc117_3817189541"/></text:h>
      <text:p text:style-name="P17"><text:span text:style-name="T1">F</text:span>lutter ist ein App-Baukasten von Google, der sich auf Cross-Plattform spezialisiert hat. </text:p>
      <text:h text:style-name="P40" text:outline-level="2"><text:bookmark-start text:name="__RefHeading___Toc119_3817189541"/>1.4 <text:span text:style-name="T4">a</text:span><text:span text:style-name="T2"> </text:span>Wie will ich die Fragestellung umsetze<text:span text:style-name="T4">n</text:span><text:bookmark-end text:name="__RefHeading___Toc119_3817189541"/></text:h>
      <text:p text:style-name="P19">Um die Fragestellung, ob Flutter gut für die Crossplatformentwicklung ist, werde ich ein Projekt durchführen. Dieses Projekt wird der Bau einer App mit Flutter auf den verfügbaren Plattformen sein (ausgenommen sind IOS und MacOS da ich keine Möglichkeit habe diese zu testen). </text:p>
      <text:p text:style-name="P19">Um die Cross-Plattformfähigkeiten von Flutter zu prüfen, werde ich speziell Elemente in die App einbauen, die auf jeder Plattform anders sind, zum Beispiel der Zugriff aus das Dateisystem. Auch werde ich gucken wie Flutter mit den verschiedenen Bildschirmgrößen und der Bildschirmausrichtung umgeht.</text:p>
      <text:p text:style-name="P20">Auch werde ich während der Implementierung darauf schauen, wie leicht es mir fällt in Flutter und Dart einzusteigen, wie intuitiv die Konzepte dahinter sind und in wieweit sich meine Java-Kenntnisse auf Flutter anwenden lassen.</text:p>
      <text:p text:style-name="P20">- <text:span text:style-name="T27">Deployment</text:span></text:p>
      <text:h text:style-name="P40" text:outline-level="2"><text:bookmark-start text:name="__RefHeading___Toc121_3817189541"/>1.5 <text:span text:style-name="T5">a</text:span><text:span text:style-name="T2"> </text:span>Was ist <text:span text:style-name="T5">(</text:span>die Motivation / <text:span text:style-name="T5">)</text:span><text:span text:style-name="T4">das Ziel</text:span><text:bookmark-end text:name="__RefHeading___Toc121_3817189541"/></text:h>
      <text:p text:style-name="P18"><text:span text:style-name="T4">D</text:span>as Ziel der App wird es sein auf allen Geräten gleich gut und ohne Einschränkungen zu funktionieren, dass heißt der Dateizugriff muss problemlos funktionieren und die App muss überall performant sein.</text:p>
      <text:p text:style-name="P18"><text:soft-page-break/>Auch das GUI sollte überall (der Bildschirmgröße entsprechend) ähnlich aussehen und gut funktionieren, so dass zum Beispiel keine GUI-Elemente verdeckt sind aber man sie nicht anklicken kann.</text:p>
      <text:h text:style-name="P34" text:outline-level="1"><text:bookmark-start text:name="__RefHeading___Toc111_3817189541"/>2. <text:span text:style-name="T11">a</text:span><text:span text:style-name="T2"> </text:span>Hauptteil<text:bookmark-end text:name="__RefHeading___Toc111_3817189541"/></text:h>
      <text:p text:style-name="P21"><text:span text:style-name="T28">I</text:span>n diesem Teil geht es um die Entwicklung einer App mit Flutter. Dabei sollen speziell Cross-Plattform Aspekte angesprochen werden.</text:p>
      <text:h text:style-name="P40" text:outline-level="2"><text:bookmark-start text:name="__RefHeading___Toc215_2607690697"/>2.1 <text:span text:style-name="T9">a</text:span><text:span text:style-name="T2"> </text:span>Vorstellung des Projektes<text:bookmark-end text:name="__RefHeading___Toc215_2607690697"/></text:h>
      <text:p text:style-name="P22"><text:span text:style-name="T1">D</text:span>as Projekt<text:span text:style-name="T10"> soll eine</text:span> simple Implementierung des Klassikers TicTacToe <text:span text:style-name="T10">sein</text:span>.<text:span text:style-name="T9"> Dabei soll in einem 3*3 Feld der aktuelle Spielstand angezeigt werden. Daneben steht der aktuelle Spielende bzw. der Gewinnende. Diese Textanzeige soll bei mobile</text:span><text:span text:style-name="T10">n</text:span><text:span text:style-name="T9"> Geräten, also bei einer geringen Displaybreite, über dem Spielfeld angezeigt werden, bei Desktop-Geräten soll der Text daneben stehen. Zusätzlich soll es Einstellungen geben, in denen man Namen für die Spieler und die Standard-Farbe des Hintergrunds einstellen kann. </text:span></text:p>
      <text:h text:style-name="P41" text:outline-level="2"><text:bookmark-start text:name="__RefHeading___Toc217_2607690697"/>2.2 <text:span text:style-name="T10">a</text:span><text:span text:style-name="T2"> </text:span>Ziel des Projekts<text:bookmark-end text:name="__RefHeading___Toc217_2607690697"/></text:h>
      <text:p text:style-name="P23">Ziel des Projektes ist es die Cross-Plattform Fähigkeiten von Flutter auszutesten und zu prüfen ob es sich zum Entwickeln von Cross-Plattform Anwendungen, also genau das wofür dieser Framework konzipiert ist, lohnt. Dafür sollen verschiedene Faktoren, die auf den Geräten sehr unterschiedlich sind, wie zum Beispiel die Displaybreite, ausgetestet werden und geguckt werden wie gut Flutter damit umgehen kann.</text:p>
      <text:p text:style-name="P23">- <text:span text:style-name="T27">Deployment</text:span></text:p>
      <text:h text:style-name="P41" text:outline-level="2"><text:bookmark-start text:name="__RefHeading___Toc219_2607690697"/>2.3 <text:span text:style-name="T10">a</text:span><text:span text:style-name="T2"> </text:span>Mögliche Probleme<text:bookmark-end text:name="__RefHeading___Toc219_2607690697"/></text:h>
      <text:p text:style-name="P24"><text:span text:style-name="T29">D</text:span>iese möglichen Probleme sind wie oben schon erwähnt die Displaygröße, aber auch ob ein Hoch- oder Querformat vorliegt. Die Displaygröße ist insofern entscheidend, dass sich die einzelnen Bausteine der App an diese Größe anpassen müssen, so dass man bei einem sehr großen Bildschirm <text:span text:style-name="T30">das Spiel ohne Probleme spielen kann und bei einem kleinem Display, nicht ein einziger Baustein das ganze Display füllt. Die Orientierung des Displays ist ebenfalls wichtig, da die Bestandteile der App so weiterhin gut sichtbar sein müssen. Wenn zum Beispiel bei einem Handydisplay der Text, nicht wie oben beschrieben, über dem Spielfeld ist, sondern daneben, würde dieser zusammengequetscht und damit vollkommen unleserlich (TODO Foto einfügen). Aus diesem Grund muss sich das Design nicht nur an die Displaygröße, sondern auch an die Bildschirmorientierung anpassen.</text:span></text:p>
      <text:p text:style-name="P24"><text:soft-page-break/>Ein weiteres mögliches Problem ist der Speicherzugriff, da sich dieser auf den unterschiedlichen Geräten sehr unterschiedlich gestaltet. <text:span text:style-name="T30">Die Architektur der </text:span><text:span text:style-name="T31">verschiedenen Betriebssysteme macht das sehr schwer, da sie zwar für den Benutzer oft relativ ähnlich aussehen, aber unter der Haube komplett anders aufgebaut sind.</text:span></text:p>
      <text:h text:style-name="P41" text:outline-level="2"><text:bookmark-start text:name="__RefHeading___Toc221_2607690697"/>2.4 <text:span text:style-name="T12">a</text:span><text:span text:style-name="T2"> </text:span>Umsetzung<text:bookmark-end text:name="__RefHeading___Toc221_2607690697"/></text:h>
      <text:p text:style-name="P25"><text:span text:style-name="T29">D</text:span>a es nicht das Ziel dieser Arbeit ist, die App-Entwicklung an sich, sondern nur exemplarisch an Flutter zu zeigen, habe ich nicht viel Zeit in die Planung und das vorherige Designen der App gesteckt sondern habe relativ schnell mit dem Programmieren angefangen. <text:span text:style-name="T13">Dadurch ist die fertige Implementierung nicht komplett konsistent, da ich zum Beispiel auch während des Programmierens noch neue Konzepte kennengelernt und dann versucht habe diese in die App einzubauen.</text:span> Trotzdem habe ich mir vorher Gedanken gemacht, wie ich die App umsetzen und strukturieren will.</text:p>
      <text:h text:style-name="P47" text:outline-level="3"><text:bookmark-start text:name="__RefHeading___Toc223_2607690697"/>2.4.1 <text:span text:style-name="T13">a</text:span><text:span text:style-name="T2"> </text:span>Planung<text:bookmark-end text:name="__RefHeading___Toc223_2607690697"/></text:h>
      <text:p text:style-name="P26">Zu der Planung gehörte vor allem die eigentliche Umsetzung der App, also was für Widgets ich brauche, nicht der Entwurf dieser. Ich musste mir also keine Gedanken machen welche Features ich brauche und was auf den einzelnen Seiten vorhanden sein soll. </text:p>
      <text:p text:style-name="P26">Daher entschied ich mich auf der Spieleseite für ein 3x3 Raster aus ElevatedButtons (TODO Eine Art von Knopf die einen „Schatten“ auf den darunterliegenden Hintergrund wirft), daneben eine simple Textanzeige, die den Spielstand anzeigt. Nach Spielende sollte darunter noch ein Restart Button erscheinen. Die AppBar (TODO) soll einfach nur den Text „TicTacToe“ anzeigen.</text:p>
      <text:p text:style-name="P26">Um die Navigation zwischen der Spieleseite und der Einstellungsseite zu ermöglichen nutze ich einen Drawer (TODO). Diesen kann man mit einem <text:span text:style-name="T32">Wisch von der linken Bildschirmkante nach rechts, oder mit </text:span><text:span text:style-name="T33">einem Knopf auf der linken Seite der AppBar öffnen.</text:span></text:p>
      <text:p text:style-name="P12"><text:span text:style-name="T33">D</text:span>ie Einstellungsseite <text:span text:style-name="T34">besteht aus drei Segmenten. Zwei zum Einstellen der Namen der Spieler und eines zum Einstellen der Hintergrundfarbe. Alle drei Segmente haben einen Resetknopf, um sie wieder auf die ursprünglichen Werte zurückzusetzen, </text:span><text:span text:style-name="T35">und</text:span><text:span text:style-name="T34"> je einen Text der kurz beschreibt, was dieses Segment macht. </text:span><text:span text:style-name="T35">Die Segmente zum Einstellen der Namen haben je ein Textfeld, wo man den neuen Namen angeben kann, im Hintergrund davon wird der aktuelle Name angezeigt. Das andere Segment hat statt dem Textfeld einen Button der ein Fenster öffnet, wo man die Farbe auswählen kann.</text:span></text:p>
      <text:h text:style-name="P48" text:outline-level="3"><text:bookmark-start text:name="__RefHeading___Toc227_2607690697"/><text:soft-page-break/>2.4.<text:span text:style-name="T12">2</text:span> <text:span text:style-name="T14">a</text:span><text:span text:style-name="T2"> </text:span>Implementierung<text:bookmark-end text:name="__RefHeading___Toc227_2607690697"/></text:h>
      <text:p text:style-name="P20"><text:span text:style-name="T29">D</text:span>ie Implementierung gestaltete sich größtenteils relativ unproblematisch.</text:p>
      <text:p text:style-name="P20">Als erstes habe ich damit angefangen das „Herz“ der App zu programmieren, die Spieleseite. <text:span text:style-name="T15">Auf dieser habe ich zuerst das Spielfeld implementiert. Dafür wurde das Widget Tile erstellt, das ich benutze um ein Feld im Spielfeld darzustellen. Das Tile ist eigentlich nur ein leicht modifizierter ElevatedButton (TODO). Um eine passende Größe für die Tiles zu haben habe ich die Displaygröße genommen(davon die Höhe der Appbar abgezogen), die kürzere Seite gewählt und diese dann durch drei geteilt (Weil es ja ein 3x3 Raster werden soll). Damit wusste ich wie groß ein Tile (Ich habe diese Methode später geändert da sie nicht mit Bausteinen wie der Spielstandsanzeige funktioniert, die alte Version kann man sich ausführlich unter dem ersten Backup angucken) sein soll und konnte diese dann auf der Spieleseite nutzen. Diese </text:span><text:span text:style-name="T16">wurden innerhalb einer Row (TODO) mit drei Colums (TODO) mit je drei Tiles platziert. Dann habe ich noch die Klasse Player hinzugefügt. Beim Aufrufen der Spieleseite wird davon ein Objekt erzeugt und das dann an die einzelnen Tiles weitergegeben. Damit kann, wenn ein Tile gedrückt wird, der momentane Spieler bestimmt werden. Danach hatte ich die App soweit, dass sie das Spielfeld angezeigt hat und abwechselnd ein „X“ und ein „O“ beim Klicken auf die Tiles angezeigt wird, allerdings fehlt noch jede Logik. Da diese nicht teil meiner Arbeit ist habe ich mir diese aus dem Internet kopiert (alles was ich nicht selber programmiert habe ist mit einem Kommentar und einem Link zu der Quelle versehen). Dies war zum Beispiel die Repräsentierung des Spielfeldes in einer zweidimensionalen Liste oder das Prüfen ob innerhalb dieser eine Gewinnbedingung vorliegt. Das Problem war aber immer noch, dass </text:span><text:span text:style-name="T17">diese Prüfung „beauftragt“ werden muss, genauer gesagt jedesmal, wenn auf ein Tile geklickt wurde. Nach einiger Recherche ist mir da das Konzept der <text:s/>Notifier in die Hände gefallen. Dieses sorgt einfach gesagt dafür, dass das Tile, wenn es gedrückt wurde dem Notifier sagt, dass der in der Spieleseite eine Methode ausführen soll. </text:span><text:span text:style-name="T18">Dazu kommt aber noch mehr unter den aufgetretenen Problemen.</text:span></text:p>
      <text:p text:style-name="P27">Danach habe ich die Einstellungsseite implementiert, was relativ schnell ging. Das erstellen des Design, wie oben beschrieben, dauerte ungefähr eine viertel- bis halbe Stunde. Das schwierigere an dieser Seite war, dass es ja einen Zugriff auf das Speichersystem geben sollte. Dafür habe ich das Package <text:span text:style-name="T19">„</text:span><text:span text:style-name="T20">shared_preferences“ </text:span><text:span text:style-name="T22">verwendet. Mit diesem kann man sehr einfach Werte abspeichern, in dem man einen „key“ und den zu speichernden Wert angibt. Mit diesem „key“ kann man dann später ohne Probleme wieder auf den zu speichernden Wert zugreifen. Beim Initialisieren der Einstellungsseite, erstelle ich dann ein Objekt der Klasse „SharedPreferences“ und rufe damit dann alle gespeicherten Werte auf, damit die Namen in den Textfeldern und die richtige Hintergrundfarbe </text:span><text:soft-page-break/><text:span text:style-name="T22">angezeigt werden kann. Da </text:span><text:span text:style-name="T23">die </text:span><text:span text:style-name="T21">getter </text:span><text:span text:style-name="T23">und </text:span><text:span text:style-name="T21">setter</text:span><text:span text:style-name="T23"> ansynchron sind, werden beim Erstellen der Seite erst Standardwerte angegeben, die dann, wenn die asynchrone Methode fertig ist, ausgetauscht werden. Dieses Verfahren habe ich dann auch in die eigentliche Spieleseite implementiert, was wiederum kein Problem darstellte. So lies sich die ursprüngliche Befürchtung, dass der Speicherzugriff, auf den vielen verschiedenen Geräten, ein Problem werden könnte, erfreulicherweise wiederlegen.</text:span></text:p>
      <text:p text:style-name="P28"><text:span text:style-name="T22">Als ich mit der Einstellungsseite fertig war habe ich mich wieder der Spieleseite zugewendet, da da ja immer noch die Anzeige für den aktuellen Spieler </text:span><text:span text:style-name="T24">fehlt. Als ich das gemacht habe ist mir der große Fehler aufgefallen, den ich beim bisherigen Layout gemacht hatte. Die Tiles berechnen ihre Größe mithilfe der Größe des Bildschirms, nicht mit dem </text:span><text:span text:style-name="T25">Platz der ihnen zur Verfügung gestellt wird (Die ursprüngliche Berechnung kann in einer der Backup-Ordnern gefunden werden). Das heißt, dass wenn ich eine Spielstandsanzeige einfügen würde, die Tiles nur noch teilweise zusehen wären und es Fehler geben würde, da sie mehr Platz beanspruchen, als ihnen zur Verfügung steht. Gelöst habe ich das Problem, indem ich ein Gridview (TODO) benutzt habe, das den Tiles passend Platz zuweist. Dazu aber mehr unter den gelösten Problemen.</text:span></text:p>
      <text:p text:style-name="P31">Und damit war die App eigentlich fertig. </text:p>
      <text:p text:style-name="P29"><text:span text:style-name="T22">Auch das Deployment, also das Kompilieren der App in, für die einzelnen Betriebssystem, ausführbare Dateien, ging größtenteils relativ einfach. Für das Android-Deployment reicht ein einziger Befehl und schon hat man die fertige Installationsdatei. Auch für Linux (ich arbeite auf Linux) war das Deployment kein Problem, allerdings bekommt man hier keine Installationsdatei, sondern einen Ordner, von wo aus man die App direkt ausführen kann. Für Windows ist das Deployment ebenfalls kein Problem, nur braucht man dafür, ein Windows-Computer. Dasselbe gilt für MacOS uns IOS, die sich beide nur von MacOS </text:span><text:span text:style-name="T26">kompilieren lassen. Ich habe zwar gerade zufällig zwei Mac Pros zur Verfügung, diese sind allerdings zu alt um dort Flutter zu installieren (TODO App für IOS und MacOS). Aus diesen Gründen sind bei den Releases keine Dateien für diese Betriebssysteme dabei.</text:span></text:p>
      <text:h text:style-name="P49" text:outline-level="3"><text:bookmark-start text:name="__RefHeading___Toc285_3871415372"/>2.4.<text:span text:style-name="T12">3</text:span> <text:span text:style-name="T6">a</text:span> Probleme<text:bookmark-end text:name="__RefHeading___Toc285_3871415372"/></text:h>
      <text:p text:style-name="P30"><text:span text:style-name="T36">B</text:span>ei der Implementierung sind immer wieder Probleme aufgetreten. Teils weil mir Konzepte wie „Notifier“ noch fremd waren, oder bestimmte Funktionen in der Beta-Phase der Desktop-Unterstützung von Flutter noch nicht vorhanden sind. Die meisten Probleme konnte ich nach ein bisschen Recherche lösen, bei einigen gibt es diese aber auch schlicht und einfach nicht.</text:p>
      <text:h text:style-name="P50" text:outline-level="4"><text:bookmark-start text:name="__RefHeading___Toc308_4244886861"/><text:soft-page-break/>2.4.<text:span text:style-name="T12">3</text:span>.1 <text:span text:style-name="T7">a </text:span>Gelöste Probleme<text:bookmark-end text:name="__RefHeading___Toc308_4244886861"/></text:h>
      <text:p text:style-name="P15"><text:span text:style-name="T37">D</text:span>a die App auf <text:span text:style-name="T38">vielen</text:span> verschiedenen <text:span text:style-name="T38">Geräten funktionieren muss, muss sich das Layout auch modular an die Bildschirmgröße anpassen. Diese Veränderung kann man sehen, wenn man das Fenster der Desktop-App schmaler und breiter macht. Man wird dabei sehen, dass der Text, der einen den aktuellen Spieler anzeigt, von über dem Spielfeld an die Seite springt. </text:span><text:span text:style-name="T39">Das Layout ist ein „Problem“ von Cross-Plattform, da es mit verschiedenen Bildschirmgrößen und Skalierungen klar kommen muss, also sowohl mit einem Hochformat, wie man es meistens am Handy hat und einem Querformat, wie man es meistens am Desktop hat. </text:span></text:p>
      <text:p text:style-name="P16"><text:span text:style-name="T39">Das habe ich gelöst </text:span><text:span text:style-name="T40">mit dem Widget „LayoutBuilder“ TODO gelöst (siehe Code Methode „layouthelper“). Nun habe ich mit der MediaQuery die Breite des Bildschirms abgefragt. Wenn die App nun breiter als 700 Pixel ist, wird der Text auf die rechte Seite des Spielfelds gesetzt, sonst oben drüber. </text:span><text:span text:style-name="T41">Das Problem dabei war, dass ich den GridView, der <text:s text:c="7"/>für das anzeigen des Spielfeldes zuständig ist, und den Text in eine Row bzw. Column (je nachdem ob Desktop oder Handy Ansicht) gesetzt. </text:span><text:span text:style-name="T42">Das hat zu einem Renderoverflow und einem Fehler (TODO) geführt. Nach einiger Suche habe ich herausgefunden, dass eine Column bzw. Row den ganzen Bildschirmplatz einnimmt, den es zur Verfügung hat. Der Gridview macht dies aber auch und überschreibt damit teilweise Bereiche die nur der Column bzw. Row angehören, was dann zu einem Renderoverflow führt. Der Fehler lässt sich relativ einfach beheben, in dem man die Column in ein Expanded-Widget setzt, was dazu führt das diese wirklich nur den Platz nimmt den es zur Verfügung hat.</text:span></text:p>
      <text:p text:style-name="P13">- Layout</text:p>
      <text:p text:style-name="P14">- Aufruf von Pbermethoden <text:span text:style-name="T8">(da ich diese Konzepte auch erst relativ spät gelernt habe, sind sie im Code nur teilweise umgesetzt)</text:span></text:p>
      <text:h text:style-name="P51" text:outline-level="4"><text:bookmark-start text:name="__RefHeading___Toc310_4244886861"/><text:span text:style-name="T37">2.4.</text:span><text:span text:style-name="T12">3</text:span><text:span text:style-name="T37">.2 </text:span><text:span text:style-name="T6">a </text:span><text:span text:style-name="T37">Ungelöste Probleme</text:span><text:bookmark-end text:name="__RefHeading___Toc310_4244886861"/></text:h>
      <text:p text:style-name="Text_20_body"><text:span text:style-name="T37">E</text:span>in Problem was ich nicht lösen konnte, ist dass man bei der Dektop-Version das Fenster unbegrenzt verkleinern kann. Diese Funktion gibt es aktuell in Flutter nämlich noch nicht. Was es gibt sind aber Plugins, wie zum Beispiel <text:span text:style-name="T43">„window_manager“</text:span><text:span text:style-name="T43"><text:note text:id="ftn1" text:note-class="footnote"><text:note-citation>1</text:note-citation><text:note-body><text:p text:style-name="Footnote">https://pub.dev/packages/window_manager</text:p></text:note-body></text:note></text:span><text:span text:style-name="T43">. Dieses ist aber auch noch nicht in einer Vollversion verfügbar. Man kann damit zwar eine minimale Größe des Fensters einstellen, wenn man das Fenster dann aller</text:span><text:span text:style-name="T10">di</text:span><text:span text:style-name="T43">ngs maximiert und dann wieder verkleinert, kann man es wieder unendlich verkleinern, somit ist dieses Problem, meines Wissens nach aktuell nicht behebbar.</text:span></text:p>
      <text:p text:style-name="P22"><text:soft-page-break/><text:span text:style-name="T43">E</text:span>in weiteres ungelöstes Problem ist es, dass wenn man schnell genug ist beide Spieler gewinnen können. Dieser Fehler lässt sich sehr gut mit dem Handy rekonstruieren, indem für eine für beide Spieler zwei fast fertige Reihen macht und dann schnell hintereinander auf die fehlenden Felder drückt. Beide Felder werden ausgefüllt, bevor der Ignorepointer die Felder unveränderbar macht. Um den Fehler zu beheben, habe ich versucht, den Befehl soweit wie möglich nach oben zu schieben. Das hat aber keinen sichtbaren Effekt erbracht. Deshalb gehe ich davon aus, das dieses Problem für mich nicht lösbar ist, da das Problem vermutlich in der Schnelligkeit von Flutter liegt.</text:p>
      <text:p text:style-name="P22">- Wenn man in der Desktop Version das Fenster über die magische Grenze zieht, wird der Spielstand „zurückgesetzt“ (Idee: beim Erstellen der Tiles, die Informationen aus der Matrix benutzen)</text:p>
      <text:p text:style-name="P30"><text:span text:style-name="T44">- </text:span><text:span text:style-name="T45">Web Version wird falsch angezeigt</text:span></text:p>
      <text:h text:style-name="P48" text:outline-level="3"><text:bookmark-start text:name="__RefHeading___Toc229_2607690697"/>2.4.4 <text:span text:style-name="T2">x </text:span>Testen<text:bookmark-end text:name="__RefHeading___Toc229_2607690697"/></text:h>
      <text:h text:style-name="P35" text:outline-level="1"/>
      <text:h text:style-name="P34" text:outline-level="1"><text:bookmark-start text:name="__RefHeading___Toc113_3817189541"/>3. <text:span text:style-name="T2">x </text:span>Schluss<text:bookmark-end text:name="__RefHeading___Toc113_3817189541"/></text:h>
      <text:h text:style-name="P42" text:outline-level="2"><text:bookmark-start text:name="__RefHeading___Toc231_2607690697"/>3.1 x War Flutter für mein Projekt sinnvoll<text:bookmark-end text:name="__RefHeading___Toc231_2607690697"/></text:h>
      <text:h text:style-name="P42" text:outline-level="2"><text:bookmark-start text:name="__RefHeading___Toc233_2607690697"/>3.2 x Ist Flutter generell sinnvoll<text:bookmark-end text:name="__RefHeading___Toc233_2607690697"/></text:h>
      <text:h text:style-name="P36" text:outline-level="1"/>
      <text:h text:style-name="P37" text:outline-level="1"><text:bookmark-start text:name="__RefHeading___Toc435_378655537"/>4. x Anhang<text:bookmark-end text:name="__RefHeading___Toc435_378655537"/></text:h>
      <text:h text:style-name="P43" text:outline-level="2"><text:bookmark-start text:name="__RefHeading___Toc437_378655537"/>4.1 a Anleitung zum Ausprobieren der App<text:bookmark-end text:name="__RefHeading___Toc437_378655537"/></text:h>
      <text:p text:style-name="P11">Um die App selber ausprobieren zu können, kann man sich die Releaseversionen angucken. Diese habe ich unter dem Ordner „Projekt“ und Unterordner „Releases“ gespeichert. Für die Android Versionen nimmt geht man in den Ordner „Android“ und sucht dort die Datei mit der höchsten Nummer raus, diese muss man dann auf sein Android Smartphone installieren. Bei Problemen bitte einfach mich anstellen.</text:p>
      <text:p text:style-name="P11">Für die Linux Version geht man in den Ordner „Linux“ und klickt zweimal auf die Datei „TicTacToe“ (das funktioniert natürlich nur von einem Linux-System aus). Ich habe da noch keinen (mir verständlichen) Weg gefunden diesen zu installieren, das war aber auch nicht mein Fokus. Ich hoffe, dass das mit dem Austritt aus der Beta-Phase geklärt wird.</text:p>
      <text:p text:style-name="P11">TODO Windows, IOS, MacOS</text:p>
      <text:h text:style-name="P44" text:outline-level="2"><text:bookmark-start text:name="__RefHeading___Toc499_539073603"/>4.2 x Literaturverzeichnis<text:bookmark-end text:name="__RefHeading___Toc499_539073603"/></text:h>
      <text:h text:style-name="P45" text:outline-level="2">4.3 x Abbildungsverzeichnis</text:h>
      <text:h text:style-name="P45" text:outline-level="2">4.4 x Selbstständigkeitserklärung</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svg:font-family="Times"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text-properties style:font-name="Times New Roman1" fo:font-family="'Times New Roman'" style:font-family-generic="roman" style:font-pitch="variable" fo:font-style="normal" style:text-underline-style="none" fo:font-weight="normal" officeooo:rsid="001eb771"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08:40:05.850452256</meta:creation-date>
    <dc:date>2022-02-05T11:23:51.125761724</dc:date>
    <meta:editing-duration>PT3H33M50S</meta:editing-duration>
    <meta:editing-cycles>34</meta:editing-cycles>
    <meta:generator>LibreOffice/7.2.5.2$Linux_X86_64 LibreOffice_project/20$Build-2</meta:generator>
    <meta:document-statistic meta:table-count="0" meta:image-count="0" meta:object-count="0" meta:page-count="12" meta:paragraph-count="94" meta:word-count="2585" meta:character-count="16906" meta:non-whitespace-character-count="14400"/>
  </office:meta>
</office:document-meta>
</file>